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00b2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ttached is a data file, data.csv, containing 5 year survival outcomes for 100,000 people. Each line of the file contains age at baseline, sex ("M" for male or "F" for female), a frailty index derived from a questionnaire given at baseline, and a "death" column indicating whether the person had died 5 years after baseline (1 means the person was dead 5 years later; 0 means the person was alive).</text:p>
      <text:p text:style-name="P1"/>
      <text:p text:style-name="P1">a. Use logistic regression to model 5 year mortality based on the provided variables.</text:p>
      <text:p text:style-name="P1"/>
      <text:p text:style-name="P1">b. Create an ROC plot to evaluate the performance of your model from step 1. Calculate the area under the curve (AUC).</text:p>
      <text:p text:style-name="P1"/>
      <text:p text:style-name="P1">c. Use bootstrapping to determine 95% confidence intervals for the coefficients of your logistic regression model from step 1.</text:p>
      <text:p text:style-name="P1"/>
      <text:p text:style-name="P1">2. Attached are three additional data files: claims.csv, policies.csv, and categories. The claims and policies files represent historical data for a set of 100 policy holders during the last 3 years or so. Each claim in the claims category has an associated code. Each code is present in the categories file and has an associated category. Please do the following:</text:p>
      <text:p text:style-name="P1"/>
      <text:p text:style-name="P1">a. For each member, determine age at policy start and age at policy end.</text:p>
      <text:p text:style-name="P1"/>
      <text:p text:style-name="P1">b. For each member, determine average claims per year in each of the categories in categories, as well as overall.</text:p>
      <text:p text:style-name="P1"/>
      <text:p text:style-name="P1">c. Write the results of a and b to a csv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9:00:44.766386286</meta:creation-date>
    <dc:date>2014-04-15T19:00:56.513139476</dc:date>
    <meta:editing-duration>P0D</meta:editing-duration>
    <meta:editing-cycles>1</meta:editing-cycles>
    <meta:document-statistic meta:table-count="0" meta:image-count="0" meta:object-count="0" meta:page-count="1" meta:paragraph-count="8" meta:word-count="232" meta:character-count="1326" meta:non-whitespace-character-count="1102"/>
    <meta:generator>LibreOffice/4.2.2.1$Linux_X86_64 LibreOffice_project/420m0$Build-1</meta:generator>
  </office:meta>
</office:document-meta>
</file>